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9EE0000847F00003B036ADEAC72EF9F7F3A.svg" manifest:media-type="image/svg+xml"/>
  <manifest:file-entry manifest:full-path="Pictures/1000000100000424000001D86D246A2C49DEC0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6cm, 7.513cm, 4.258cm, 14.02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694cm" svg:height="14.288cm" svg:x="1.006cm" svg:y="0.688cm">
          <draw:image xlink:href="Pictures/1000F9EE0000847F00003B036ADEAC72EF9F7F3A.svg" xlink:type="simple" xlink:show="embed" xlink:actuate="onLoad" draw:mime-type="image/svg+xml">
            <text:p/>
          </draw:image>
          <draw:image xlink:href="Pictures/1000000100000424000001D86D246A2C49DEC0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06cm" fo:margin-bottom="1.006cm" fo:margin-left="1.006cm" fo:margin-right="1.006cm" fo:page-width="33.919cm" fo:page-height="15.1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1T15:07:38.706000000</dc:date>
    <meta:editing-duration>PT7M</meta:editing-duration>
    <meta:editing-cycles>4</meta:editing-cycles>
    <meta:generator>LibreOffice/7.2.5.2$Windows_X86_64 LibreOffice_project/499f9727c189e6ef3471021d6132d4c694f357e5</meta:generator>
    <meta:document-statistic meta:object-count="1"/>
  </office:meta>
</office:document-meta>
</file>